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PRC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AUPRC</text:p>
          </table:table-cell>
          <table:table-cell office:value-type="string" calcext:value-type="string">
            <text:p>dyn-LI-2000-1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GSD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mCAD</text:p>
          </table:table-cell>
          <table:table-cell office:value-type="string" calcext:value-type="string">
            <text:p>VSC</text:p>
          </table:table-cell>
          <table:table-cell/>
          <table:table-cell office:value-type="string" calcext:value-type="string">
            <text:p>mDC</text:p>
          </table:table-cell>
        </table:table-row>
        <table:table-row table:style-name="ro1">
          <table:table-cell office:value-type="string" calcext:value-type="string">
            <text:p>GENIE3</text:p>
          </table:table-cell>
          <table:table-cell office:value-type="float" office:value="0.351951412976258" calcext:value-type="float">
            <text:p>0.351951412976258</text:p>
          </table:table-cell>
          <table:table-cell office:value-type="float" office:value="0.311533548737856" calcext:value-type="float">
            <text:p>0.311533548737856</text:p>
          </table:table-cell>
          <table:table-cell office:value-type="float" office:value="0.518776983245128" calcext:value-type="float">
            <text:p>0.518776983245128</text:p>
          </table:table-cell>
          <table:table-cell office:value-type="float" office:value="0.309101905719553" calcext:value-type="float">
            <text:p>0.309101905719553</text:p>
          </table:table-cell>
          <table:table-cell office:value-type="float" office:value="0.351239408817752" calcext:value-type="float">
            <text:p>0.351239408817752</text:p>
          </table:table-cell>
          <table:table-cell office:value-type="float" office:value="0.300711094461094" calcext:value-type="float">
            <text:p>0.300711094461094</text:p>
          </table:table-cell>
          <table:table-cell/>
          <table:table-cell office:value-type="float" office:value="0.27677664484313" calcext:value-type="float">
            <text:p>0.27677664484313</text:p>
          </table:table-cell>
          <table:table-cell office:value-type="float" office:value="0.441870039813768" calcext:value-type="float">
            <text:p>0.441870039813768</text:p>
          </table:table-cell>
          <table:table-cell office:value-type="float" office:value="0.514732711620364" calcext:value-type="float">
            <text:p>0.514732711620364</text:p>
          </table:table-cell>
          <table:table-cell office:value-type="float" office:value="0.729549303301184" calcext:value-type="float">
            <text:p>0.729549303301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NBOOST2</text:p>
          </table:table-cell>
          <table:table-cell office:value-type="float" office:value="0.326523666119939" calcext:value-type="float">
            <text:p>0.326523666119939</text:p>
          </table:table-cell>
          <table:table-cell office:value-type="float" office:value="0.255980911704576" calcext:value-type="float">
            <text:p>0.255980911704576</text:p>
          </table:table-cell>
          <table:table-cell office:value-type="float" office:value="0.456396969507352" calcext:value-type="float">
            <text:p>0.456396969507352</text:p>
          </table:table-cell>
          <table:table-cell office:value-type="float" office:value="0.306244505813471" calcext:value-type="float">
            <text:p>0.306244505813471</text:p>
          </table:table-cell>
          <table:table-cell office:value-type="float" office:value="0.385155473808914" calcext:value-type="float">
            <text:p>0.385155473808914</text:p>
          </table:table-cell>
          <table:table-cell office:value-type="float" office:value="0.315987484737485" calcext:value-type="float">
            <text:p>0.315987484737485</text:p>
          </table:table-cell>
          <table:table-cell/>
          <table:table-cell office:value-type="float" office:value="0.279636059735837" calcext:value-type="float">
            <text:p>0.279636059735837</text:p>
          </table:table-cell>
          <table:table-cell office:value-type="float" office:value="0.415280322489315" calcext:value-type="float">
            <text:p>0.415280322489315</text:p>
          </table:table-cell>
          <table:table-cell office:value-type="float" office:value="0.488704249760454" calcext:value-type="float">
            <text:p>0.488704249760454</text:p>
          </table:table-cell>
          <table:table-cell office:value-type="float" office:value="0.712346998374862" calcext:value-type="float">
            <text:p>0.712346998374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NVBEM</text:p>
          </table:table-cell>
          <table:table-cell office:value-type="float" office:value="0.521204693998812" calcext:value-type="float">
            <text:p>0.521204693998812</text:p>
          </table:table-cell>
          <table:table-cell office:value-type="float" office:value="0.38366187482229" calcext:value-type="float">
            <text:p>0.38366187482229</text:p>
          </table:table-cell>
          <table:table-cell office:value-type="float" office:value="0.364291830405169" calcext:value-type="float">
            <text:p>0.364291830405169</text:p>
          </table:table-cell>
          <table:table-cell office:value-type="float" office:value="0.305156823656991" calcext:value-type="float">
            <text:p>0.305156823656991</text:p>
          </table:table-cell>
          <table:table-cell office:value-type="float" office:value="0.428211078952459" calcext:value-type="float">
            <text:p>0.428211078952459</text:p>
          </table:table-cell>
          <table:table-cell office:value-type="float" office:value="0.189022567470843" calcext:value-type="float">
            <text:p>0.189022567470843</text:p>
          </table:table-cell>
          <table:table-cell/>
          <table:table-cell office:value-type="float" office:value="0.277613223297739" calcext:value-type="float">
            <text:p>0.277613223297739</text:p>
          </table:table-cell>
          <table:table-cell office:value-type="float" office:value="0.295734941981338" calcext:value-type="float">
            <text:p>0.295734941981338</text:p>
          </table:table-cell>
          <table:table-cell office:value-type="float" office:value="0.475265281740038" calcext:value-type="float">
            <text:p>0.475265281740038</text:p>
          </table:table-cell>
          <table:table-cell office:value-type="float" office:value="0.184668083058375" calcext:value-type="float">
            <text:p>0.184668083058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OR</text:p>
          </table:table-cell>
          <table:table-cell office:value-type="float" office:value="0.425170068027211" calcext:value-type="float">
            <text:p>0.425170068027211</text:p>
          </table:table-cell>
          <table:table-cell office:value-type="float" office:value="0.355557566728489" calcext:value-type="float">
            <text:p>0.355557566728489</text:p>
          </table:table-cell>
          <table:table-cell office:value-type="float" office:value="0.530211566575231" calcext:value-type="float">
            <text:p>0.530211566575231</text:p>
          </table:table-cell>
          <table:table-cell office:value-type="float" office:value="0.42545467032967" calcext:value-type="float">
            <text:p>0.42545467032967</text:p>
          </table:table-cell>
          <table:table-cell office:value-type="float" office:value="0.429608699153812" calcext:value-type="float">
            <text:p>0.429608699153812</text:p>
          </table:table-cell>
          <table:table-cell office:value-type="float" office:value="0.299801587301587" calcext:value-type="float">
            <text:p>0.299801587301587</text:p>
          </table:table-cell>
          <table:table-cell/>
          <table:table-cell office:value-type="float" office:value="0.305269788923974" calcext:value-type="float">
            <text:p>0.305269788923974</text:p>
          </table:table-cell>
          <table:table-cell office:value-type="float" office:value="0.383405567144894" calcext:value-type="float">
            <text:p>0.383405567144894</text:p>
          </table:table-cell>
          <table:table-cell office:value-type="float" office:value="0.494651288882058" calcext:value-type="float">
            <text:p>0.494651288882058</text:p>
          </table:table-cell>
          <table:table-cell office:value-type="float" office:value="0.604657980421138" calcext:value-type="float">
            <text:p>0.604657980421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RITIES</text:p>
          </table:table-cell>
          <table:table-cell office:value-type="float" office:value="0.756972789115646" calcext:value-type="float">
            <text:p>0.756972789115646</text:p>
          </table:table-cell>
          <table:table-cell office:value-type="float" office:value="0.143818474331311" calcext:value-type="float">
            <text:p>0.143818474331311</text:p>
          </table:table-cell>
          <table:table-cell office:value-type="float" office:value="0.398338452687145" calcext:value-type="float">
            <text:p>0.398338452687145</text:p>
          </table:table-cell>
          <table:table-cell office:value-type="float" office:value="0.551797810033104" calcext:value-type="float">
            <text:p>0.551797810033104</text:p>
          </table:table-cell>
          <table:table-cell office:value-type="float" office:value="0.614248428037423" calcext:value-type="float">
            <text:p>0.614248428037423</text:p>
          </table:table-cell>
          <table:table-cell office:value-type="float" office:value="0.92962962962963" calcext:value-type="float">
            <text:p>0.92962962962963</text:p>
          </table:table-cell>
          <table:table-cell/>
          <table:table-cell office:value-type="float" office:value="0.247208608064699" calcext:value-type="float">
            <text:p>0.247208608064699</text:p>
          </table:table-cell>
          <table:table-cell office:value-type="float" office:value="0.193269780777461" calcext:value-type="float">
            <text:p>0.193269780777461</text:p>
          </table:table-cell>
          <table:table-cell office:value-type="float" office:value="0.692498100190408" calcext:value-type="float">
            <text:p>0.692498100190408</text:p>
          </table:table-cell>
          <table:table-cell office:value-type="float" office:value="0.309383297781364" calcext:value-type="float">
            <text:p>0.30938329778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E</text:p>
          </table:table-cell>
          <table:table-cell office:value-type="float" office:value="0.205849481577684" calcext:value-type="float">
            <text:p>0.205849481577684</text:p>
          </table:table-cell>
          <table:table-cell office:value-type="float" office:value="0.0467443032058271" calcext:value-type="float">
            <text:p>0.046744303205827</text:p>
          </table:table-cell>
          <table:table-cell office:value-type="float" office:value="0.24766855577839" calcext:value-type="float">
            <text:p>0.24766855577839</text:p>
          </table:table-cell>
          <table:table-cell office:value-type="float" office:value="0.189028094405704" calcext:value-type="float">
            <text:p>0.189028094405704</text:p>
          </table:table-cell>
          <table:table-cell office:value-type="float" office:value="0.146630781791055" calcext:value-type="float">
            <text:p>0.146630781791055</text:p>
          </table:table-cell>
          <table:table-cell office:value-type="float" office:value="0.21023606023606" calcext:value-type="float">
            <text:p>0.21023606023606</text:p>
          </table:table-cell>
          <table:table-cell/>
          <table:table-cell office:value-type="float" office:value="0.205507565410375" calcext:value-type="float">
            <text:p>0.205507565410375</text:p>
          </table:table-cell>
          <table:table-cell office:value-type="float" office:value="0.206831537346924" calcext:value-type="float">
            <text:p>0.206831537346924</text:p>
          </table:table-cell>
          <table:table-cell office:value-type="float" office:value="0.841253379601796" calcext:value-type="float">
            <text:p>0.841253379601796</text:p>
          </table:table-cell>
          <table:table-cell office:value-type="float" office:value="0.354009147514898" calcext:value-type="float">
            <text:p>0.354009147514898</text:p>
          </table:table-cell>
          <table:table-cell table:number-columns-repeated="2"/>
        </table:table-row>
      </table:table>
      <table:table table:name="AUROC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AUROC</text:p>
          </table:table-cell>
          <table:table-cell office:value-type="string" calcext:value-type="string">
            <text:p>dyn-LI-2000-1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GSD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mCAD</text:p>
          </table:table-cell>
          <table:table-cell office:value-type="string" calcext:value-type="string">
            <text:p>VSC</text:p>
          </table:table-cell>
        </table:table-row>
        <table:table-row table:style-name="ro1">
          <table:table-cell office:value-type="string" calcext:value-type="string">
            <text:p>GENIE3</text:p>
          </table:table-cell>
          <table:table-cell office:value-type="float" office:value="0.816326530612245" calcext:value-type="float">
            <text:p>0.816326530612245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639517345399698" calcext:value-type="float">
            <text:p>0.639517345399698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801777777777778" calcext:value-type="float">
            <text:p>0.801777777777778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97645429362881" calcext:value-type="float">
            <text:p>0.597645429362881</text:p>
          </table:table-cell>
          <table:table-cell office:value-type="float" office:value="0.782509157509158" calcext:value-type="float">
            <text:p>0.782509157509158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string" calcext:value-type="string">
            <text:p>GRNBOOST2</text:p>
          </table:table-cell>
          <table:table-cell office:value-type="float" office:value="0.804081632653061" calcext:value-type="float">
            <text:p>0.804081632653061</text:p>
          </table:table-cell>
          <table:table-cell office:value-type="float" office:value="0.794560185185185" calcext:value-type="float">
            <text:p>0.794560185185185</text:p>
          </table:table-cell>
          <table:table-cell office:value-type="float" office:value="0.693815987933635" calcext:value-type="float">
            <text:p>0.69381598793363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796444444444445" calcext:value-type="float">
            <text:p>0.796444444444445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office:value-type="float" office:value="0.594331222793827" calcext:value-type="float">
            <text:p>0.594331222793827</text:p>
          </table:table-cell>
          <table:table-cell office:value-type="float" office:value="0.70970695970696" calcext:value-type="float">
            <text:p>0.70970695970696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814634146341463" calcext:value-type="float">
            <text:p>0.814634146341463</text:p>
          </table:table-cell>
        </table:table-row>
        <table:table-row table:style-name="ro1">
          <table:table-cell office:value-type="string" calcext:value-type="string">
            <text:p>GRNVBEM</text:p>
          </table:table-cell>
          <table:table-cell office:value-type="float" office:value="0.893877551020408" calcext:value-type="float">
            <text:p>0.893877551020408</text:p>
          </table:table-cell>
          <table:table-cell office:value-type="float" office:value="0.895351080246913" calcext:value-type="float">
            <text:p>0.895351080246913</text:p>
          </table:table-cell>
          <table:table-cell office:value-type="float" office:value="0.576168929110106" calcext:value-type="float">
            <text:p>0.576168929110106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851111111111111" calcext:value-type="float">
            <text:p>0.851111111111111</text:p>
          </table:table-cell>
          <table:table-cell office:value-type="float" office:value="0.458333333333333" calcext:value-type="float">
            <text:p>0.458333333333333</text:p>
          </table:table-cell>
          <table:table-cell/>
          <table:table-cell office:value-type="float" office:value="0.59294618124258" calcext:value-type="float">
            <text:p>0.59294618124258</text:p>
          </table:table-cell>
          <table:table-cell office:value-type="float" office:value="0.641941391941392" calcext:value-type="float">
            <text:p>0.641941391941392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55284552845528" calcext:value-type="float">
            <text:p>0.255284552845528</text:p>
          </table:table-cell>
        </table:table-row>
        <table:table-row table:style-name="ro1">
          <table:table-cell office:value-type="string" calcext:value-type="string">
            <text:p>PPCOR</text:p>
          </table:table-cell>
          <table:table-cell office:value-type="float" office:value="0.769387755102041" calcext:value-type="float">
            <text:p>0.769387755102041</text:p>
          </table:table-cell>
          <table:table-cell office:value-type="float" office:value="0.795042438271605" calcext:value-type="float">
            <text:p>0.795042438271605</text:p>
          </table:table-cell>
          <table:table-cell office:value-type="float" office:value="0.66289592760181" calcext:value-type="float">
            <text:p>0.66289592760181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819555555555556" calcext:value-type="float">
            <text:p>0.819555555555556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88914721013059" calcext:value-type="float">
            <text:p>0.588914721013059</text:p>
          </table:table-cell>
          <table:table-cell office:value-type="float" office:value="0.652014652014652" calcext:value-type="float">
            <text:p>0.652014652014652</text:p>
          </table:table-cell>
          <table:table-cell office:value-type="float" office:value="0.258241758241758" calcext:value-type="float">
            <text:p>0.258241758241758</text:p>
          </table:table-cell>
          <table:table-cell office:value-type="float" office:value="0.722764227642276" calcext:value-type="float">
            <text:p>0.722764227642276</text:p>
          </table:table-cell>
        </table:table-row>
        <table:table-row table:style-name="ro1">
          <table:table-cell office:value-type="string" calcext:value-type="string">
            <text:p>SINCERITIES</text:p>
          </table:table-cell>
          <table:table-cell office:value-type="float" office:value="0.963265306122449" calcext:value-type="float">
            <text:p>0.963265306122449</text:p>
          </table:table-cell>
          <table:table-cell office:value-type="float" office:value="0.782407407407407" calcext:value-type="float">
            <text:p>0.782407407407407</text:p>
          </table:table-cell>
          <table:table-cell office:value-type="float" office:value="0.72473604826546" calcext:value-type="float">
            <text:p>0.72473604826546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0.814666666666667" calcext:value-type="float">
            <text:p>0.814666666666667</text:p>
          </table:table-cell>
          <table:table-cell office:value-type="float" office:value="0.972222222222222" calcext:value-type="float">
            <text:p>0.972222222222222</text:p>
          </table:table-cell>
          <table:table-cell/>
          <table:table-cell office:value-type="float" office:value="0.565591610605461" calcext:value-type="float">
            <text:p>0.565591610605461</text:p>
          </table:table-cell>
          <table:table-cell office:value-type="float" office:value="0.424908424908425" calcext:value-type="float">
            <text:p>0.424908424908425</text:p>
          </table:table-cell>
          <table:table-cell office:value-type="float" office:value="0.412087912087912" calcext:value-type="float">
            <text:p>0.412087912087912</text:p>
          </table:table-cell>
          <table:table-cell office:value-type="float" office:value="0.456910569105691" calcext:value-type="float">
            <text:p>0.456910569105691</text:p>
          </table:table-cell>
        </table:table-row>
        <table:table-row table:style-name="ro1">
          <table:table-cell office:value-type="string" calcext:value-type="string">
            <text:p>SINGE</text:p>
          </table:table-cell>
          <table:table-cell office:value-type="float" office:value="0.551020408163265" calcext:value-type="float">
            <text:p>0.551020408163265</text:p>
          </table:table-cell>
          <table:table-cell office:value-type="float" office:value="0.423804012345679" calcext:value-type="float">
            <text:p>0.423804012345679</text:p>
          </table:table-cell>
          <table:table-cell office:value-type="float" office:value="0.352187028657617" calcext:value-type="float">
            <text:p>0.352187028657617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471111111111111" calcext:value-type="float">
            <text:p>0.471111111111111</text:p>
          </table:table-cell>
          <table:table-cell office:value-type="float" office:value="0.555555555555556" calcext:value-type="float">
            <text:p>0.555555555555556</text:p>
          </table:table-cell>
          <table:table-cell/>
          <table:table-cell office:value-type="float" office:value="0.500865650969529" calcext:value-type="float">
            <text:p>0.500865650969529</text:p>
          </table:table-cell>
          <table:table-cell office:value-type="float" office:value="0.430631868131868" calcext:value-type="float">
            <text:p>0.430631868131868</text:p>
          </table:table-cell>
          <table:table-cell office:value-type="float" office:value="0.758241758241758" calcext:value-type="float">
            <text:p>0.758241758241758</text:p>
          </table:table-cell>
          <table:table-cell office:value-type="float" office:value="0.519512195121951" calcext:value-type="float">
            <text:p>0.5195121951219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-00-00</text:date>, <text:time style:data-style-name="N2" text:time-value="01:35:20.466118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04:06.827055911</meta:creation-date>
    <dc:date>2020-12-12T01:41:18.996606579</dc:date>
    <meta:editing-duration>PT4H22M28S</meta:editing-duration>
    <meta:editing-cycles>39</meta:editing-cycles>
    <meta:generator>LibreOffice/6.0.7.3$Linux_X86_64 LibreOffice_project/00m0$Build-3</meta:generator>
    <meta:document-statistic meta:table-count="2" meta:cell-count="155" meta:object-count="0"/>
  </office:meta>
</office:document-meta>
</file>